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AAAAA+AndikaDesRevE" svg:font-family="DAAAAA+AndikaDesRevE"/>
    <style:font-face style:name="OpenSymbol" svg:font-family="OpenSymbol"/>
    <style:font-face style:name="Courier New" svg:font-family="'Courier New'" style:font-family-generic="modern" style:font-pitch="fixed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text-transform="uppercase" fo:color="#336633" style:font-name="Calibri1" fo:font-size="24pt" fo:font-weight="bold" officeooo:rsid="0023e1b9" officeooo:paragraph-rsid="0023e1b9" style:font-size-asian="24pt" style:font-weight-asian="bold" style:font-size-complex="24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officeooo:rsid="00273d2b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1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1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5b58c"/>
    </style:style>
    <style:style style:name="P9" style:family="paragraph" style:parent-style-name="Standard">
      <style:paragraph-properties fo:text-align="end" style:justify-single-word="false"/>
      <style:text-properties officeooo:paragraph-rsid="00273d2b"/>
    </style:style>
    <style:style style:name="P10" style:family="paragraph" style:parent-style-name="Text_20_body">
      <style:text-properties fo:color="#336633" fo:font-size="14pt" officeooo:paragraph-rsid="0025b58c" style:font-size-asian="14pt" style:font-size-complex="14pt"/>
    </style:style>
    <style:style style:name="P11" style:family="paragraph" style:parent-style-name="Text_20_body">
      <style:text-properties style:font-name="DejaVu Sans" fo:font-size="10pt" style:font-size-asian="10pt" style:font-size-complex="10pt"/>
    </style:style>
    <style:style style:name="P12" style:family="paragraph" style:parent-style-name="Text_20_body">
      <style:text-properties officeooo:paragraph-rsid="0023e1b9"/>
    </style:style>
    <style:style style:name="P13" style:family="paragraph" style:parent-style-name="Standard">
      <style:paragraph-properties fo:margin-left="0.2744in" fo:margin-right="0.2807in" fo:margin-top="0.0398in" fo:margin-bottom="0.0398in" loext:contextual-spacing="false" fo:line-height="100%" fo:text-align="justify" style:justify-single-word="false" fo:text-indent="0in" style:auto-text-indent="false"/>
      <style:text-properties officeooo:paragraph-rsid="0025b58c"/>
    </style:style>
    <style:style style:name="P1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1" fo:font-size="12pt" officeooo:rsid="002a0d04" officeooo:paragraph-rsid="00273d2b" style:font-size-asian="12pt" style:font-size-complex="12pt"/>
    </style:style>
    <style:style style:name="P15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273d2b"/>
    </style:style>
    <style:style style:name="P1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273d2b" style:text-blinking="false" fo:background-color="transparent" style:font-size-asian="12pt" style:font-size-complex="12pt"/>
    </style:style>
    <style:style style:name="P17" style:family="paragraph" style:parent-style-name="Heading_20_1">
      <style:text-properties officeooo:rsid="0018c82d" officeooo:paragraph-rsid="0018c82d"/>
    </style:style>
    <style:style style:name="P18" style:family="paragraph" style:parent-style-name="Heading_20_1">
      <style:text-properties fo:text-transform="uppercase" fo:color="#669966" style:font-name="Calibri" fo:font-size="14pt" fo:font-weight="normal" officeooo:rsid="00273d2b" officeooo:paragraph-rsid="00273d2b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9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Text_20_body" style:list-style-name="L2">
      <style:text-properties officeooo:rsid="0023e1b9" officeooo:paragraph-rsid="0023e1b9"/>
    </style:style>
    <style:style style:name="P22" style:family="paragraph" style:parent-style-name="Text_20_body" style:list-style-name="L2">
      <style:text-properties officeooo:rsid="00288674" officeooo:paragraph-rsid="00288674"/>
    </style:style>
    <style:style style:name="P23" style:family="paragraph" style:parent-style-name="Text_20_body" style:list-style-name="L2">
      <style:text-properties style:font-name="Calibri" fo:font-size="12pt" officeooo:rsid="0023e1b9" officeooo:paragraph-rsid="00288674"/>
    </style:style>
    <style:style style:name="P24" style:family="paragraph" style:parent-style-name="Text_20_body" style:list-style-name="L2">
      <style:text-properties officeooo:rsid="002934ed" officeooo:paragraph-rsid="002934ed"/>
    </style:style>
    <style:style style:name="P25" style:family="paragraph" style:parent-style-name="Text_20_body">
      <style:text-properties officeooo:rsid="0013893f" officeooo:paragraph-rsid="0013893f"/>
    </style:style>
    <style:style style:name="P26" style:family="paragraph" style:parent-style-name="Text_20_body" style:list-style-name="L1">
      <style:paragraph-properties fo:margin-left="0in" fo:margin-right="0in" fo:text-indent="0in" style:auto-text-indent="false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1db6d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2c289"/>
    </style:style>
    <style:style style:name="T4" style:family="text">
      <style:text-properties fo:color="#999966" officeooo:rsid="0023e1b9"/>
    </style:style>
    <style:style style:name="T5" style:family="text">
      <style:text-properties fo:color="#999966" officeooo:rsid="00273d2b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officeooo:rsid="001514ac"/>
    </style:style>
    <style:style style:name="T13" style:family="text">
      <style:text-properties officeooo:rsid="001b3c5b"/>
    </style:style>
    <style:style style:name="T14" style:family="text">
      <style:text-properties style:font-name="DejaVu Sans" fo:font-size="10pt" style:font-size-asian="10pt" style:font-size-complex="10pt"/>
    </style:style>
    <style:style style:name="T15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6" style:family="text">
      <style:text-properties officeooo:rsid="0022c289"/>
    </style:style>
    <style:style style:name="T17" style:family="text">
      <style:text-properties officeooo:rsid="0023e1b9"/>
    </style:style>
    <style:style style:name="T18" style:family="text">
      <style:text-properties officeooo:rsid="0025b58c"/>
    </style:style>
    <style:style style:name="T19" style:family="text">
      <style:text-properties officeooo:rsid="00273d2b"/>
    </style:style>
    <style:style style:name="T20" style:family="text">
      <style:text-properties style:font-name="Calibri" fo:font-size="12pt" officeooo:rsid="00273d2b"/>
    </style:style>
    <style:style style:name="T21" style:family="text">
      <style:text-properties officeooo:rsid="00288674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3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6957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19"><draw:frame draw:style-name="fr3" draw:name="gráficos1" text:anchor-type="paragraph" svg:x="-0.0591in" svg:y="-0.0126in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5">UNIDAD 13</text:p>
      <text:p text:style-name="P4">Acceso a bases de datos</text:p>
      <text:p text:style-name="P7">RECOMENDACIONES DE ESTUDIO</text:p>
      <text:p text:style-name="P6"/>
      <text:p text:style-name="Standard"/>
      <text:p text:style-name="Standard"/>
      <text:p text:style-name="Standard"/>
      <text:p text:style-name="Standard"/>
      <text:p text:style-name="P9"><text:span text:style-name="T7">Autor</text:span><text:span text:style-name="T8">es:</text:span></text:p>
      <text:p text:style-name="P9"><text:span text:style-name="T8">Carlos </text:span><text:span text:style-name="T10">Cacho y Raquel </text:span><text:span text:style-name="T11">Torres</text:span></text:p>
      <text:p text:style-name="P16"/>
      <text:p text:style-name="P16">Revisado por:</text:p>
      <text:p text:style-name="P15"><text:span text:style-name="T8">Lionel Taraz</text:span><text:span text:style-name="T9">ó</text:span><text:span text:style-name="T8">n </text:span><text:span text:style-name="T7">–</text:span><text:span text:style-name="T8"> </text:span><text:a xlink:type="simple" xlink:href="mailto:lionel.tarazon@ceedcv.es" text:style-name="Internet_20_link" text:visited-style-name="Visited_20_Internet_20_Link">lionel.tarazon@ceedcv.es</text:a></text:p>
      <text:p text:style-name="P14"/>
      <text:p text:style-name="P14">2019/2020</text:p>
      <text:p text:style-name="P10"/>
      <text:p text:style-name="P10">Licencia</text:p>
      <text:p text:style-name="P8"/>
      <text:p text:style-name="P13"><draw:frame draw:style-name="fr2" draw:name="Imagen1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15">Reconocimiento – NoComercial – CompartirIgual (by-nc-sa)</text:span><text:span text:style-name="T14">: No se permite un uso comercial de la obra original ni de las posibles obras derivadas, la distribución de las cuales se debe hacer con una licencia igual a la que regula la obra original.</text:span></text:p>
      <text:p text:style-name="P20"/>
      <text:p text:style-name="Standard"/>
      <text:p text:style-name="Standard"/>
      <text:p text:style-name="Standard"/>
      <text:p text:style-name="Titulo">UD<text:span text:style-name="T16">13</text:span>. <text:span text:style-name="T17">Acceso a bases de datos</text:span></text:p>
      <text:p text:style-name="Titulo"/>
      <text:p text:style-name="Standard"/>
      <text:p text:style-name="Standard"/>
      <text:h text:style-name="P17" text:outline-level="1">Conocimientos previos</text:h>
      <text:list xml:id="list3471200174" text:style-name="L1">
        <text:list-header>
          <text:p text:style-name="P26">Todas las unidades anteriores, es importante tener todas las bases bien <text:span text:style-name="T18">a</text:span>sentadas y comprendidas.</text:p>
        </text:list-header>
      </text:list>
      <text:p text:style-name="Text_20_body"/>
      <text:h text:style-name="Heading_20_1" text:outline-level="1">Objetivo<text:span text:style-name="T12">s</text:span></text:h>
      <text:p text:style-name="Text_20_body">Los objetivos de esta <text:span text:style-name="T13">unidad</text:span> s<text:span text:style-name="T16">on aprender a conectar la programación en java con las bases de datos, consultar y realizar operaciones con ellas.</text:span></text:p>
      <text:p text:style-name="P25"/>
      <text:h text:style-name="Heading_20_1" text:outline-level="1">Contenidos</text:h>
      <text:list xml:id="list3187549544" text:style-name="L2">
        <text:list-item>
          <text:p text:style-name="P23">I<text:span text:style-name="T21">ntroducción</text:span></text:p>
        </text:list-item>
        <text:list-item>
          <text:p text:style-name="P23">R<text:span text:style-name="T21">epaso del lenguaje SQL</text:span></text:p>
        </text:list-item>
        <text:list-item>
          <text:p text:style-name="P23">J<text:span text:style-name="T21">DBC</text:span></text:p>
        </text:list-item>
        <text:list-item>
          <text:p text:style-name="P23">A<text:span text:style-name="T21">cceso a bases de datos desde NetBeans</text:span></text:p>
        </text:list-item>
        <text:list-item>
          <text:p text:style-name="P23">A<text:span text:style-name="T21">cceso a bases de datos mediante código Java</text:span></text:p>
        </text:list-item>
        <text:list-item>
          <text:p text:style-name="P23">N<text:span text:style-name="T21">avegabilidad y concurrencia</text:span></text:p>
        </text:list-item>
        <text:list-item>
          <text:p text:style-name="P24">Consultas</text:p>
        </text:list-item>
        <text:list-item>
          <text:p text:style-name="P21">Modificación</text:p>
        </text:list-item>
        <text:list-item>
          <text:p text:style-name="P21">Inserción</text:p>
        </text:list-item>
        <text:list-item>
          <text:p text:style-name="P22">Borrado</text:p>
        </text:list-item>
      </text:list>
      <text:p text:style-name="P27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AAAAA+AndikaDesRevE" svg:font-family="DAAAAA+AndikaDesRevE"/>
    <style:font-face style:name="OpenSymbol" svg:font-family="OpenSymbol"/>
    <style:font-face style:name="Courier New" svg:font-family="'Courier New'" style:font-family-generic="modern" style:font-pitch="fixed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2c289"/>
    </style:style>
    <style:style style:name="MT4" style:family="text">
      <style:text-properties fo:color="#999966" officeooo:rsid="0023e1b9"/>
    </style:style>
    <style:style style:name="MT5" style:family="text">
      <style:text-properties fo:color="#999966" officeooo:rsid="00273d2b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3</text:span><text:span text:style-name="MT2"> </text:span><text:span text:style-name="MT4">acceso a bases de datos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2">C</text:span><text:span text:style-name="MT5">fg</text:span><text:span text:style-name="MT2">S. Desarrollo de </text:span>Aplicaciones<text:span text:style-name="MT2"> WEB<text:tab/><text:tab/></text:span><text:span text:style-name="MT2"><text:user-field-get text:name="NumeroTema">13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1H7M59S</meta:editing-duration>
    <meta:editing-cycles>26</meta:editing-cycles>
    <meta:generator>LibreOffice/6.3.4.2$Linux_X86_64 LibreOffice_project/60da17e045e08f1793c57c00ba83cdfce946d0aa</meta:generator>
    <dc:title>Plantilla CEED (1)</dc:title>
    <dc:date>2020-04-22T18:16:57.178672758</dc:date>
    <dc:creator>Lionel Tarazón</dc:creator>
    <meta:document-statistic meta:table-count="0" meta:image-count="2" meta:object-count="0" meta:page-count="2" meta:paragraph-count="31" meta:word-count="173" meta:character-count="1079" meta:non-whitespace-character-count="943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